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Direction</text:p>
          </table:table-cell>
          <table:table-cell table:style-name="ce1" office:value-type="string">
            <text:p>Outboun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Start Date</text:p>
          </table:table-cell>
          <table:table-cell table:style-name="ce1" office:value-type="string">
            <text:p>08/1/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End date</text:p>
          </table:table-cell>
          <table:table-cell table:style-name="ce1" office:value-type="string">
            <text:p>08/1/11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Route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Display Name</text:p>
          </table:table-cell>
          <table:table-cell office:value-type="string">
            <text:p>Warehouse</text:p>
          </table:table-cell>
          <table:table-cell office:value-type="string">
            <text:p>Learning Center</text:p>
          </table:table-cell>
          <table:table-cell office:value-type="string">
            <text:p>Everson Museum</text:p>
          </table:table-cell>
          <table:table-cell office:value-type="string">
            <text:p>Center of Excellence</text:p>
          </table:table-cell>
          <table:table-cell office:value-type="string">
            <text:p>Syracuse Stage</text:p>
          </table:table-cell>
          <table:table-cell office:value-type="string">
            <text:p>SUNY-ESF Irving Ave Garage</text:p>
          </table:table-cell>
          <table:table-cell office:value-type="string">
            <text:p>College Place</text:p>
          </table:table-cell>
          <table:table-cell office:value-type="string">
            <text:p>Manley South</text:p>
          </table:table-cell>
          <table:table-cell office:value-type="string">
            <text:p>Goldstein Student Center</text:p>
          </table:table-cell>
          <table:table-cell office:value-type="string">
            <text:p>NOTE</text:p>
          </table:table-cell>
          <table:table-cell table:number-columns-repeated="101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7:50</text:p>
          </table:table-cell>
          <table:table-cell table:number-columns-repeated="2"/>
          <table:table-cell office:value-type="string">
            <text:p>8:55</text:p>
          </table:table-cell>
          <table:table-cell office:value-type="string">
            <text:p>7:57</text:p>
          </table:table-cell>
          <table:table-cell office:value-type="string">
            <text:p>8:02</text:p>
          </table:table-cell>
          <table:table-cell office:value-type="string">
            <text:p>8:05</text:p>
          </table:table-cell>
          <table:table-cell office:value-type="string">
            <text:p>8:10</text:p>
          </table:table-cell>
          <table:table-cell office:value-type="string">
            <text:p>8:1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8:20</text:p>
          </table:table-cell>
          <table:table-cell table:number-columns-repeated="2"/>
          <table:table-cell office:value-type="string">
            <text:p>8:25</text:p>
          </table:table-cell>
          <table:table-cell office:value-type="string">
            <text:p>8:27</text:p>
          </table:table-cell>
          <table:table-cell office:value-type="string">
            <text:p>8:32</text:p>
          </table:table-cell>
          <table:table-cell office:value-type="string">
            <text:p>8:35</text:p>
          </table:table-cell>
          <table:table-cell office:value-type="string">
            <text:p>8:40</text:p>
          </table:table-cell>
          <table:table-cell office:value-type="string">
            <text:p>8: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8:50</text:p>
          </table:table-cell>
          <table:table-cell table:number-columns-repeated="2"/>
          <table:table-cell office:value-type="string">
            <text:p>8:55</text:p>
          </table:table-cell>
          <table:table-cell office:value-type="string">
            <text:p>8:57</text:p>
          </table:table-cell>
          <table:table-cell office:value-type="string">
            <text:p>9:02</text:p>
          </table:table-cell>
          <table:table-cell office:value-type="string">
            <text:p>9:05</text:p>
          </table:table-cell>
          <table:table-cell office:value-type="string">
            <text:p>9:10</text:p>
          </table:table-cell>
          <table:table-cell office:value-type="string">
            <text:p>9:1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9:20</text:p>
          </table:table-cell>
          <table:table-cell table:number-columns-repeated="2"/>
          <table:table-cell office:value-type="string">
            <text:p>9:25</text:p>
          </table:table-cell>
          <table:table-cell office:value-type="string">
            <text:p>9:27</text:p>
          </table:table-cell>
          <table:table-cell office:value-type="string">
            <text:p>9:32</text:p>
          </table:table-cell>
          <table:table-cell office:value-type="string">
            <text:p>9:35</text:p>
          </table:table-cell>
          <table:table-cell office:value-type="string">
            <text:p>9:40</text:p>
          </table:table-cell>
          <table:table-cell office:value-type="string">
            <text:p>9: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9:25</text:p>
          </table:table-cell>
          <table:table-cell table:number-columns-repeated="2"/>
          <table:table-cell office:value-type="string">
            <text:p>9:30</text:p>
          </table:table-cell>
          <table:table-cell office:value-type="string">
            <text:p>9:32</text:p>
          </table:table-cell>
          <table:table-cell office:value-type="string">
            <text:p>9:37</text:p>
          </table:table-cell>
          <table:table-cell office:value-type="string">
            <text:p>9:40</text:p>
          </table:table-cell>
          <table:table-cell office:value-type="string">
            <text:p>9:45</text:p>
          </table:table-cell>
          <table:table-cell office:value-type="string">
            <text:p>9:4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9:50</text:p>
          </table:table-cell>
          <table:table-cell table:number-columns-repeated="2"/>
          <table:table-cell office:value-type="string">
            <text:p>9:55</text:p>
          </table:table-cell>
          <table:table-cell office:value-type="string">
            <text:p>9:57</text:p>
          </table:table-cell>
          <table:table-cell office:value-type="string">
            <text:p>10:02</text:p>
          </table:table-cell>
          <table:table-cell office:value-type="string">
            <text:p>10:05</text:p>
          </table:table-cell>
          <table:table-cell office:value-type="string">
            <text:p>10:10</text:p>
          </table:table-cell>
          <table:table-cell office:value-type="string">
            <text:p>10:1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0:20</text:p>
          </table:table-cell>
          <table:table-cell table:number-columns-repeated="2"/>
          <table:table-cell office:value-type="string">
            <text:p>10:25</text:p>
          </table:table-cell>
          <table:table-cell office:value-type="string">
            <text:p>10:27</text:p>
          </table:table-cell>
          <table:table-cell office:value-type="string">
            <text:p>10:32</text:p>
          </table:table-cell>
          <table:table-cell office:value-type="string">
            <text:p>10:35</text:p>
          </table:table-cell>
          <table:table-cell office:value-type="string">
            <text:p>10:40</text:p>
          </table:table-cell>
          <table:table-cell office:value-type="string">
            <text:p>10: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0:30</text:p>
          </table:table-cell>
          <table:table-cell table:number-columns-repeated="2"/>
          <table:table-cell office:value-type="string">
            <text:p>10:35</text:p>
          </table:table-cell>
          <table:table-cell office:value-type="string">
            <text:p>10:37</text:p>
          </table:table-cell>
          <table:table-cell office:value-type="string">
            <text:p>10:42</text:p>
          </table:table-cell>
          <table:table-cell office:value-type="string">
            <text:p>10:45</text:p>
          </table:table-cell>
          <table:table-cell office:value-type="string">
            <text:p>10:50</text:p>
          </table:table-cell>
          <table:table-cell office:value-type="string">
            <text:p>10:5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0:55</text:p>
          </table:table-cell>
          <table:table-cell table:number-columns-repeated="2"/>
          <table:table-cell office:value-type="string">
            <text:p>11:00</text:p>
          </table:table-cell>
          <table:table-cell office:value-type="string">
            <text:p>11:02</text:p>
          </table:table-cell>
          <table:table-cell office:value-type="string">
            <text:p>11:07</text:p>
          </table:table-cell>
          <table:table-cell office:value-type="string">
            <text:p>11:10</text:p>
          </table:table-cell>
          <table:table-cell office:value-type="string">
            <text:p>11:15</text:p>
          </table:table-cell>
          <table:table-cell office:value-type="string">
            <text:p>11:1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1:20</text:p>
          </table:table-cell>
          <table:table-cell table:number-columns-repeated="2"/>
          <table:table-cell office:value-type="string">
            <text:p>11:25</text:p>
          </table:table-cell>
          <table:table-cell office:value-type="string">
            <text:p>11:27</text:p>
          </table:table-cell>
          <table:table-cell office:value-type="string">
            <text:p>11:32</text:p>
          </table:table-cell>
          <table:table-cell office:value-type="string">
            <text:p>11:35</text:p>
          </table:table-cell>
          <table:table-cell office:value-type="string">
            <text:p>11:40</text:p>
          </table:table-cell>
          <table:table-cell office:value-type="string">
            <text:p>11: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1:35</text:p>
          </table:table-cell>
          <table:table-cell table:number-columns-repeated="2"/>
          <table:table-cell office:value-type="string">
            <text:p>11:40</text:p>
          </table:table-cell>
          <table:table-cell office:value-type="string">
            <text:p>11:42</text:p>
          </table:table-cell>
          <table:table-cell office:value-type="string">
            <text:p>11:47</text:p>
          </table:table-cell>
          <table:table-cell office:value-type="string">
            <text:p>11:50</text:p>
          </table:table-cell>
          <table:table-cell office:value-type="string">
            <text:p>11:55</text:p>
          </table:table-cell>
          <table:table-cell office:value-type="string">
            <text:p>11:58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2:00</text:p>
          </table:table-cell>
          <table:table-cell table:number-columns-repeated="2"/>
          <table:table-cell office:value-type="string">
            <text:p>12:05</text:p>
          </table:table-cell>
          <table:table-cell office:value-type="string">
            <text:p>12:07</text:p>
          </table:table-cell>
          <table:table-cell office:value-type="string">
            <text:p>12:12</text:p>
          </table:table-cell>
          <table:table-cell office:value-type="string">
            <text:p>12:15</text:p>
          </table:table-cell>
          <table:table-cell office:value-type="string">
            <text:p>12:20</text:p>
          </table:table-cell>
          <table:table-cell office:value-type="string">
            <text:p>12:2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2:20</text:p>
          </table:table-cell>
          <table:table-cell table:number-columns-repeated="2"/>
          <table:table-cell office:value-type="string">
            <text:p>12:25</text:p>
          </table:table-cell>
          <table:table-cell office:value-type="string">
            <text:p>12:27</text:p>
          </table:table-cell>
          <table:table-cell office:value-type="string">
            <text:p>12:32</text:p>
          </table:table-cell>
          <table:table-cell office:value-type="string">
            <text:p>12:25</text:p>
          </table:table-cell>
          <table:table-cell office:value-type="string">
            <text:p>12:40</text:p>
          </table:table-cell>
          <table:table-cell office:value-type="string">
            <text:p>12: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2:40</text:p>
          </table:table-cell>
          <table:table-cell table:number-columns-repeated="2"/>
          <table:table-cell office:value-type="string">
            <text:p>12:45</text:p>
          </table:table-cell>
          <table:table-cell office:value-type="string">
            <text:p>12:47</text:p>
          </table:table-cell>
          <table:table-cell office:value-type="string">
            <text:p>12:52</text:p>
          </table:table-cell>
          <table:table-cell office:value-type="string">
            <text:p>12:55</text:p>
          </table:table-cell>
          <table:table-cell office:value-type="string">
            <text:p>13:00</text:p>
          </table:table-cell>
          <table:table-cell office:value-type="string">
            <text:p>13:0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3:00</text:p>
          </table:table-cell>
          <table:table-cell table:number-columns-repeated="2"/>
          <table:table-cell office:value-type="string">
            <text:p>13:05</text:p>
          </table:table-cell>
          <table:table-cell office:value-type="string">
            <text:p>13:07</text:p>
          </table:table-cell>
          <table:table-cell office:value-type="string">
            <text:p>13:12</text:p>
          </table:table-cell>
          <table:table-cell office:value-type="string">
            <text:p>13:15</text:p>
          </table:table-cell>
          <table:table-cell office:value-type="string">
            <text:p>13:20</text:p>
          </table:table-cell>
          <table:table-cell office:value-type="string">
            <text:p>13:2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3:20</text:p>
          </table:table-cell>
          <table:table-cell table:number-columns-repeated="2"/>
          <table:table-cell office:value-type="string">
            <text:p>13:25</text:p>
          </table:table-cell>
          <table:table-cell office:value-type="string">
            <text:p>:13:27</text:p>
          </table:table-cell>
          <table:table-cell office:value-type="string">
            <text:p>13:32</text:p>
          </table:table-cell>
          <table:table-cell office:value-type="string">
            <text:p>13:35</text:p>
          </table:table-cell>
          <table:table-cell office:value-type="string">
            <text:p>13:40</text:p>
          </table:table-cell>
          <table:table-cell office:value-type="string">
            <text:p>13: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3:40</text:p>
          </table:table-cell>
          <table:table-cell table:number-columns-repeated="2"/>
          <table:table-cell office:value-type="string">
            <text:p>13:45</text:p>
          </table:table-cell>
          <table:table-cell office:value-type="string">
            <text:p>13:47</text:p>
          </table:table-cell>
          <table:table-cell office:value-type="string">
            <text:p>13:52</text:p>
          </table:table-cell>
          <table:table-cell office:value-type="string">
            <text:p>13:55</text:p>
          </table:table-cell>
          <table:table-cell office:value-type="string">
            <text:p>14:00</text:p>
          </table:table-cell>
          <table:table-cell office:value-type="string">
            <text:p>14:0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4:00</text:p>
          </table:table-cell>
          <table:table-cell table:number-columns-repeated="2"/>
          <table:table-cell office:value-type="string">
            <text:p>14:05</text:p>
          </table:table-cell>
          <table:table-cell office:value-type="string">
            <text:p>14:07</text:p>
          </table:table-cell>
          <table:table-cell office:value-type="string">
            <text:p>14:12</text:p>
          </table:table-cell>
          <table:table-cell office:value-type="string">
            <text:p>14:15</text:p>
          </table:table-cell>
          <table:table-cell office:value-type="string">
            <text:p>14:20</text:p>
          </table:table-cell>
          <table:table-cell office:value-type="string">
            <text:p>14:2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4:20</text:p>
          </table:table-cell>
          <table:table-cell table:number-columns-repeated="2"/>
          <table:table-cell office:value-type="string">
            <text:p>14:25</text:p>
          </table:table-cell>
          <table:table-cell office:value-type="string">
            <text:p>:14:27</text:p>
          </table:table-cell>
          <table:table-cell office:value-type="string">
            <text:p>14:32</text:p>
          </table:table-cell>
          <table:table-cell office:value-type="string">
            <text:p>14:35</text:p>
          </table:table-cell>
          <table:table-cell office:value-type="string">
            <text:p>14:40</text:p>
          </table:table-cell>
          <table:table-cell office:value-type="string">
            <text:p>14: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4:40</text:p>
          </table:table-cell>
          <table:table-cell table:number-columns-repeated="2"/>
          <table:table-cell office:value-type="string">
            <text:p>14:45</text:p>
          </table:table-cell>
          <table:table-cell office:value-type="string">
            <text:p>14:47</text:p>
          </table:table-cell>
          <table:table-cell office:value-type="string">
            <text:p>14:52</text:p>
          </table:table-cell>
          <table:table-cell office:value-type="string">
            <text:p>14:55</text:p>
          </table:table-cell>
          <table:table-cell office:value-type="string">
            <text:p>15:00</text:p>
          </table:table-cell>
          <table:table-cell office:value-type="string">
            <text:p>15:0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5:00</text:p>
          </table:table-cell>
          <table:table-cell table:number-columns-repeated="2"/>
          <table:table-cell office:value-type="string">
            <text:p>15:05</text:p>
          </table:table-cell>
          <table:table-cell office:value-type="string">
            <text:p>15:07</text:p>
          </table:table-cell>
          <table:table-cell office:value-type="string">
            <text:p>15:12</text:p>
          </table:table-cell>
          <table:table-cell office:value-type="string">
            <text:p>15:15</text:p>
          </table:table-cell>
          <table:table-cell office:value-type="string">
            <text:p>15:20</text:p>
          </table:table-cell>
          <table:table-cell office:value-type="string">
            <text:p>15:2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5:20</text:p>
          </table:table-cell>
          <table:table-cell table:number-columns-repeated="2"/>
          <table:table-cell office:value-type="string">
            <text:p>15:25</text:p>
          </table:table-cell>
          <table:table-cell office:value-type="string">
            <text:p>:15:27</text:p>
          </table:table-cell>
          <table:table-cell office:value-type="string">
            <text:p>15:32</text:p>
          </table:table-cell>
          <table:table-cell office:value-type="string">
            <text:p>15:35</text:p>
          </table:table-cell>
          <table:table-cell office:value-type="string">
            <text:p>15:40</text:p>
          </table:table-cell>
          <table:table-cell office:value-type="string">
            <text:p>15: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5:40</text:p>
          </table:table-cell>
          <table:table-cell table:number-columns-repeated="2"/>
          <table:table-cell office:value-type="string">
            <text:p>15:45</text:p>
          </table:table-cell>
          <table:table-cell office:value-type="string">
            <text:p>15:47</text:p>
          </table:table-cell>
          <table:table-cell office:value-type="string">
            <text:p>15:52</text:p>
          </table:table-cell>
          <table:table-cell office:value-type="string">
            <text:p>15:55</text:p>
          </table:table-cell>
          <table:table-cell office:value-type="string">
            <text:p>16:00</text:p>
          </table:table-cell>
          <table:table-cell office:value-type="string">
            <text:p>16:0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6:00</text:p>
          </table:table-cell>
          <table:table-cell table:number-columns-repeated="2"/>
          <table:table-cell office:value-type="string">
            <text:p>16:05</text:p>
          </table:table-cell>
          <table:table-cell office:value-type="string">
            <text:p>16:07</text:p>
          </table:table-cell>
          <table:table-cell office:value-type="string">
            <text:p>16:12</text:p>
          </table:table-cell>
          <table:table-cell office:value-type="string">
            <text:p>16:15</text:p>
          </table:table-cell>
          <table:table-cell office:value-type="string">
            <text:p>16:20</text:p>
          </table:table-cell>
          <table:table-cell office:value-type="string">
            <text:p>16:2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6:20</text:p>
          </table:table-cell>
          <table:table-cell table:number-columns-repeated="2"/>
          <table:table-cell office:value-type="string">
            <text:p>16:25</text:p>
          </table:table-cell>
          <table:table-cell office:value-type="string">
            <text:p>:16:27</text:p>
          </table:table-cell>
          <table:table-cell office:value-type="string">
            <text:p>16:32</text:p>
          </table:table-cell>
          <table:table-cell office:value-type="string">
            <text:p>16:35</text:p>
          </table:table-cell>
          <table:table-cell office:value-type="string">
            <text:p>16:40</text:p>
          </table:table-cell>
          <table:table-cell office:value-type="string">
            <text:p>16:4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6:40</text:p>
          </table:table-cell>
          <table:table-cell table:number-columns-repeated="2"/>
          <table:table-cell office:value-type="string">
            <text:p>16:45</text:p>
          </table:table-cell>
          <table:table-cell office:value-type="string">
            <text:p>16:47</text:p>
          </table:table-cell>
          <table:table-cell office:value-type="string">
            <text:p>16:52</text:p>
          </table:table-cell>
          <table:table-cell office:value-type="string">
            <text:p>16:55</text:p>
          </table:table-cell>
          <table:table-cell office:value-type="string">
            <text:p>17:00</text:p>
          </table:table-cell>
          <table:table-cell office:value-type="string">
            <text:p>17:0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7:00</text:p>
          </table:table-cell>
          <table:table-cell table:number-columns-repeated="2"/>
          <table:table-cell office:value-type="string">
            <text:p>17:05</text:p>
          </table:table-cell>
          <table:table-cell office:value-type="string">
            <text:p>17:07</text:p>
          </table:table-cell>
          <table:table-cell office:value-type="string">
            <text:p>17:12</text:p>
          </table:table-cell>
          <table:table-cell office:value-type="string">
            <text:p>17:15</text:p>
          </table:table-cell>
          <table:table-cell office:value-type="string">
            <text:p>17:20</text:p>
          </table:table-cell>
          <table:table-cell office:value-type="string">
            <text:p>17:23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7:20</text:p>
          </table:table-cell>
          <table:table-cell table:number-columns-repeated="2"/>
          <table:table-cell office:value-type="string">
            <text:p>17:25</text:p>
          </table:table-cell>
          <table:table-cell office:value-type="string">
            <text:p>:17:27</text:p>
          </table:table-cell>
          <table:table-cell office:value-type="string">
            <text:p>17:32</text:p>
          </table:table-cell>
          <table:table-cell office:value-type="string">
            <text:p>17:35</text:p>
          </table:table-cell>
          <table:table-cell office:value-type="string">
            <text:p>17:40</text:p>
          </table:table-cell>
          <table:table-cell office:value-type="string">
            <text:p>17:43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7:40</text:p>
          </table:table-cell>
          <table:table-cell office:value-type="string">
            <text:p>17:45</text:p>
          </table:table-cell>
          <table:table-cell office:value-type="string">
            <text:p>17:51</text:p>
          </table:table-cell>
          <table:table-cell office:value-type="string">
            <text:p>17:56</text:p>
          </table:table-cell>
          <table:table-cell office:value-type="string">
            <text:p>17:57</text:p>
          </table:table-cell>
          <table:table-cell office:value-type="string">
            <text:p>17:32</text:p>
          </table:table-cell>
          <table:table-cell office:value-type="string">
            <text:p>17:35</text:p>
          </table:table-cell>
          <table:table-cell office:value-type="string">
            <text:p>17:40</text:p>
          </table:table-cell>
          <table:table-cell office:value-type="string">
            <text:p>17:43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8:15</text:p>
          </table:table-cell>
          <table:table-cell office:value-type="string">
            <text:p>18:20</text:p>
          </table:table-cell>
          <table:table-cell office:value-type="string">
            <text:p>18:26</text:p>
          </table:table-cell>
          <table:table-cell office:value-type="string">
            <text:p>18:31</text:p>
          </table:table-cell>
          <table:table-cell office:value-type="string">
            <text:p>18:32</text:p>
          </table:table-cell>
          <table:table-cell office:value-type="string">
            <text:p>18:38</text:p>
          </table:table-cell>
          <table:table-cell office:value-type="string">
            <text:p>18:39</text:p>
          </table:table-cell>
          <table:table-cell office:value-type="string">
            <text:p>18:44</text:p>
          </table:table-cell>
          <table:table-cell office:value-type="string">
            <text:p>18:51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8:50</text:p>
          </table:table-cell>
          <table:table-cell office:value-type="string">
            <text:p>18:55</text:p>
          </table:table-cell>
          <table:table-cell office:value-type="string">
            <text:p>19:01</text:p>
          </table:table-cell>
          <table:table-cell office:value-type="string">
            <text:p>19:06</text:p>
          </table:table-cell>
          <table:table-cell office:value-type="string">
            <text:p>19:07</text:p>
          </table:table-cell>
          <table:table-cell office:value-type="string">
            <text:p>19:13</text:p>
          </table:table-cell>
          <table:table-cell office:value-type="string">
            <text:p>19:14</text:p>
          </table:table-cell>
          <table:table-cell office:value-type="string">
            <text:p>19:19</text:p>
          </table:table-cell>
          <table:table-cell office:value-type="string">
            <text:p>19:26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19:25</text:p>
          </table:table-cell>
          <table:table-cell office:value-type="string">
            <text:p>19:30</text:p>
          </table:table-cell>
          <table:table-cell office:value-type="string">
            <text:p>19:36</text:p>
          </table:table-cell>
          <table:table-cell office:value-type="string">
            <text:p>19:41</text:p>
          </table:table-cell>
          <table:table-cell office:value-type="string">
            <text:p>19:42</text:p>
          </table:table-cell>
          <table:table-cell office:value-type="string">
            <text:p>19:48</text:p>
          </table:table-cell>
          <table:table-cell office:value-type="string">
            <text:p>19:49</text:p>
          </table:table-cell>
          <table:table-cell office:value-type="string">
            <text:p>19:54</text:p>
          </table:table-cell>
          <table:table-cell office:value-type="string">
            <text:p>20:01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0:00</text:p>
          </table:table-cell>
          <table:table-cell office:value-type="string">
            <text:p>20:05</text:p>
          </table:table-cell>
          <table:table-cell office:value-type="string">
            <text:p>20:11</text:p>
          </table:table-cell>
          <table:table-cell office:value-type="string">
            <text:p>20:16</text:p>
          </table:table-cell>
          <table:table-cell office:value-type="string">
            <text:p>20:17</text:p>
          </table:table-cell>
          <table:table-cell office:value-type="string">
            <text:p>20:23</text:p>
          </table:table-cell>
          <table:table-cell office:value-type="string">
            <text:p>20:24</text:p>
          </table:table-cell>
          <table:table-cell office:value-type="string">
            <text:p>20:29</text:p>
          </table:table-cell>
          <table:table-cell office:value-type="string">
            <text:p>20:36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0:35</text:p>
          </table:table-cell>
          <table:table-cell office:value-type="string">
            <text:p>20:40</text:p>
          </table:table-cell>
          <table:table-cell office:value-type="string">
            <text:p>20:46</text:p>
          </table:table-cell>
          <table:table-cell office:value-type="string">
            <text:p>20:51</text:p>
          </table:table-cell>
          <table:table-cell office:value-type="string">
            <text:p>20:52</text:p>
          </table:table-cell>
          <table:table-cell office:value-type="string">
            <text:p>20:58</text:p>
          </table:table-cell>
          <table:table-cell office:value-type="string">
            <text:p>20:59</text:p>
          </table:table-cell>
          <table:table-cell office:value-type="string">
            <text:p>21:04</text:p>
          </table:table-cell>
          <table:table-cell office:value-type="string">
            <text:p>21:11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1:10</text:p>
          </table:table-cell>
          <table:table-cell office:value-type="string">
            <text:p>21:15</text:p>
          </table:table-cell>
          <table:table-cell office:value-type="string">
            <text:p>21:21</text:p>
          </table:table-cell>
          <table:table-cell office:value-type="string">
            <text:p>21:26</text:p>
          </table:table-cell>
          <table:table-cell office:value-type="string">
            <text:p>21:27</text:p>
          </table:table-cell>
          <table:table-cell office:value-type="string">
            <text:p>21:33</text:p>
          </table:table-cell>
          <table:table-cell office:value-type="string">
            <text:p>21:34</text:p>
          </table:table-cell>
          <table:table-cell office:value-type="string">
            <text:p>21:39</text:p>
          </table:table-cell>
          <table:table-cell office:value-type="string">
            <text:p>21:46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1:45</text:p>
          </table:table-cell>
          <table:table-cell office:value-type="string">
            <text:p>21:50</text:p>
          </table:table-cell>
          <table:table-cell office:value-type="string">
            <text:p>21:56</text:p>
          </table:table-cell>
          <table:table-cell office:value-type="string">
            <text:p>22:01</text:p>
          </table:table-cell>
          <table:table-cell office:value-type="string">
            <text:p>22:02</text:p>
          </table:table-cell>
          <table:table-cell office:value-type="string">
            <text:p>22:08</text:p>
          </table:table-cell>
          <table:table-cell office:value-type="string">
            <text:p>22:09</text:p>
          </table:table-cell>
          <table:table-cell office:value-type="string">
            <text:p>22:14</text:p>
          </table:table-cell>
          <table:table-cell office:value-type="string">
            <text:p>22:21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2:20</text:p>
          </table:table-cell>
          <table:table-cell office:value-type="string">
            <text:p>22:25</text:p>
          </table:table-cell>
          <table:table-cell office:value-type="string">
            <text:p>22:31</text:p>
          </table:table-cell>
          <table:table-cell office:value-type="string">
            <text:p>22:36</text:p>
          </table:table-cell>
          <table:table-cell office:value-type="string">
            <text:p>22:37</text:p>
          </table:table-cell>
          <table:table-cell office:value-type="string">
            <text:p>22:43</text:p>
          </table:table-cell>
          <table:table-cell office:value-type="string">
            <text:p>22:44</text:p>
          </table:table-cell>
          <table:table-cell office:value-type="string">
            <text:p>22:14</text:p>
          </table:table-cell>
          <table:table-cell office:value-type="string">
            <text:p>22:21</text:p>
          </table:table-cell>
          <table:table-cell table:number-columns-repeated="1012"/>
        </table:table-row>
        <table:table-row table:style-name="ro2">
          <table:table-cell office:value-type="string">
            <text:p>543</text:p>
          </table:table-cell>
          <table:table-cell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2:55</text:p>
          </table:table-cell>
          <table:table-cell office:value-type="string">
            <text:p>23:00</text:p>
          </table:table-cell>
          <table:table-cell office:value-type="string">
            <text:p>23:06</text:p>
          </table:table-cell>
          <table:table-cell office:value-type="string">
            <text:p>23:11</text:p>
          </table:table-cell>
          <table:table-cell office:value-type="string">
            <text:p>23:12</text:p>
          </table:table-cell>
          <table:table-cell office:value-type="string">
            <text:p>23:18</text:p>
          </table:table-cell>
          <table:table-cell office:value-type="string">
            <text:p>23:19</text:p>
          </table:table-cell>
          <table:table-cell office:value-type="string">
            <text:p>23:24</text:p>
          </table:table-cell>
          <table:table-cell office:value-type="string">
            <text:p>23:31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3:30</text:p>
          </table:table-cell>
          <table:table-cell office:value-type="string">
            <text:p>23:35</text:p>
          </table:table-cell>
          <table:table-cell/>
          <table:table-cell office:value-type="string">
            <text:p>23:41</text:p>
          </table:table-cell>
          <table:table-cell office:value-type="string">
            <text:p>23:42</text:p>
          </table:table-cell>
          <table:table-cell office:value-type="string">
            <text:p>23:47</text:p>
          </table:table-cell>
          <table:table-cell office:value-type="string">
            <text:p>23:48</text:p>
          </table:table-cell>
          <table:table-cell office:value-type="string">
            <text:p>23:53</text:p>
          </table:table-cell>
          <table:table-cell office:value-type="string">
            <text:p>23:5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4:30</text:p>
          </table:table-cell>
          <table:table-cell office:value-type="string">
            <text:p>24:35</text:p>
          </table:table-cell>
          <table:table-cell/>
          <table:table-cell office:value-type="string">
            <text:p>24:41</text:p>
          </table:table-cell>
          <table:table-cell office:value-type="string">
            <text:p>24:42</text:p>
          </table:table-cell>
          <table:table-cell office:value-type="string">
            <text:p>24:47</text:p>
          </table:table-cell>
          <table:table-cell office:value-type="string">
            <text:p>24:48</text:p>
          </table:table-cell>
          <table:table-cell office:value-type="string">
            <text:p>24:53</text:p>
          </table:table-cell>
          <table:table-cell office:value-type="string">
            <text:p>24:5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5:30</text:p>
          </table:table-cell>
          <table:table-cell office:value-type="string">
            <text:p>25:35</text:p>
          </table:table-cell>
          <table:table-cell/>
          <table:table-cell office:value-type="string">
            <text:p>25:41</text:p>
          </table:table-cell>
          <table:table-cell office:value-type="string">
            <text:p>25:42</text:p>
          </table:table-cell>
          <table:table-cell office:value-type="string">
            <text:p>25:47</text:p>
          </table:table-cell>
          <table:table-cell office:value-type="string">
            <text:p>25:48</text:p>
          </table:table-cell>
          <table:table-cell office:value-type="string">
            <text:p>25:53</text:p>
          </table:table-cell>
          <table:table-cell office:value-type="string">
            <text:p>25:5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 – Goldstein</text:p>
          </table:table-cell>
          <table:table-cell office:value-type="string">
            <text:p>26:30</text:p>
          </table:table-cell>
          <table:table-cell office:value-type="string">
            <text:p>26:35</text:p>
          </table:table-cell>
          <table:table-cell/>
          <table:table-cell office:value-type="string">
            <text:p>26:41</text:p>
          </table:table-cell>
          <table:table-cell office:value-type="string">
            <text:p>26:42</text:p>
          </table:table-cell>
          <table:table-cell office:value-type="string">
            <text:p>26:47</text:p>
          </table:table-cell>
          <table:table-cell office:value-type="string">
            <text:p>26:48</text:p>
          </table:table-cell>
          <table:table-cell office:value-type="string">
            <text:p>26:53</text:p>
          </table:table-cell>
          <table:table-cell office:value-type="string">
            <text:p>26:57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8:30</text:p>
          </table:table-cell>
          <table:table-cell table:number-columns-repeated="2"/>
          <table:table-cell office:value-type="string">
            <text:p>8:35</text:p>
          </table:table-cell>
          <table:table-cell office:value-type="string">
            <text:p>8:37</text:p>
          </table:table-cell>
          <table:table-cell office:value-type="string">
            <text:p>8:42</text:p>
          </table:table-cell>
          <table:table-cell office:value-type="string">
            <text:p>8:45</text:p>
          </table:table-cell>
          <table:table-cell office:value-type="string">
            <text:p>8:50</text:p>
          </table:table-cell>
          <table:table-cell office:value-type="string">
            <text:p>9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9:27</text:p>
          </table:table-cell>
          <table:table-cell office:value-type="string">
            <text:p>9:31</text:p>
          </table:table-cell>
          <table:table-cell office:value-type="string">
            <text:p>9:37</text:p>
          </table:table-cell>
          <table:table-cell office:value-type="string">
            <text:p>9:42</text:p>
          </table:table-cell>
          <table:table-cell office:value-type="string">
            <text:p>9:43</text:p>
          </table:table-cell>
          <table:table-cell office:value-type="string">
            <text:p>9:49</text:p>
          </table:table-cell>
          <table:table-cell office:value-type="string">
            <text:p>9:50</text:p>
          </table:table-cell>
          <table:table-cell office:value-type="string">
            <text:p>9:55</text:p>
          </table:table-cell>
          <table:table-cell office:value-type="string">
            <text:p>10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0:27</text:p>
          </table:table-cell>
          <table:table-cell office:value-type="string">
            <text:p>10:31</text:p>
          </table:table-cell>
          <table:table-cell office:value-type="string">
            <text:p>10:37</text:p>
          </table:table-cell>
          <table:table-cell office:value-type="string">
            <text:p>10:42</text:p>
          </table:table-cell>
          <table:table-cell office:value-type="string">
            <text:p>10:43</text:p>
          </table:table-cell>
          <table:table-cell office:value-type="string">
            <text:p>10:49</text:p>
          </table:table-cell>
          <table:table-cell office:value-type="string">
            <text:p>10:50</text:p>
          </table:table-cell>
          <table:table-cell office:value-type="string">
            <text:p>10:55</text:p>
          </table:table-cell>
          <table:table-cell office:value-type="string">
            <text:p>11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1:27</text:p>
          </table:table-cell>
          <table:table-cell office:value-type="string">
            <text:p>11:31</text:p>
          </table:table-cell>
          <table:table-cell office:value-type="string">
            <text:p>11:37</text:p>
          </table:table-cell>
          <table:table-cell office:value-type="string">
            <text:p>11:42</text:p>
          </table:table-cell>
          <table:table-cell office:value-type="string">
            <text:p>11:43</text:p>
          </table:table-cell>
          <table:table-cell office:value-type="string">
            <text:p>11:49</text:p>
          </table:table-cell>
          <table:table-cell office:value-type="string">
            <text:p>11:50</text:p>
          </table:table-cell>
          <table:table-cell office:value-type="string">
            <text:p>11:55</text:p>
          </table:table-cell>
          <table:table-cell office:value-type="string">
            <text:p>12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2:27</text:p>
          </table:table-cell>
          <table:table-cell office:value-type="string">
            <text:p>12:31</text:p>
          </table:table-cell>
          <table:table-cell office:value-type="string">
            <text:p>12:37</text:p>
          </table:table-cell>
          <table:table-cell office:value-type="string">
            <text:p>12:42</text:p>
          </table:table-cell>
          <table:table-cell office:value-type="string">
            <text:p>12:43</text:p>
          </table:table-cell>
          <table:table-cell office:value-type="string">
            <text:p>12:49</text:p>
          </table:table-cell>
          <table:table-cell office:value-type="string">
            <text:p>12:50</text:p>
          </table:table-cell>
          <table:table-cell office:value-type="string">
            <text:p>12:55</text:p>
          </table:table-cell>
          <table:table-cell office:value-type="string">
            <text:p>13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3:27</text:p>
          </table:table-cell>
          <table:table-cell office:value-type="string">
            <text:p>13:31</text:p>
          </table:table-cell>
          <table:table-cell office:value-type="string">
            <text:p>13:37</text:p>
          </table:table-cell>
          <table:table-cell office:value-type="string">
            <text:p>13:42</text:p>
          </table:table-cell>
          <table:table-cell office:value-type="string">
            <text:p>13:43</text:p>
          </table:table-cell>
          <table:table-cell office:value-type="string">
            <text:p>13:49</text:p>
          </table:table-cell>
          <table:table-cell office:value-type="string">
            <text:p>13:50</text:p>
          </table:table-cell>
          <table:table-cell office:value-type="string">
            <text:p>13:55</text:p>
          </table:table-cell>
          <table:table-cell office:value-type="string">
            <text:p>14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4:27</text:p>
          </table:table-cell>
          <table:table-cell office:value-type="string">
            <text:p>14:31</text:p>
          </table:table-cell>
          <table:table-cell office:value-type="string">
            <text:p>14:37</text:p>
          </table:table-cell>
          <table:table-cell office:value-type="string">
            <text:p>14:42</text:p>
          </table:table-cell>
          <table:table-cell office:value-type="string">
            <text:p>14:43</text:p>
          </table:table-cell>
          <table:table-cell office:value-type="string">
            <text:p>14:49</text:p>
          </table:table-cell>
          <table:table-cell office:value-type="string">
            <text:p>14:50</text:p>
          </table:table-cell>
          <table:table-cell office:value-type="string">
            <text:p>14:55</text:p>
          </table:table-cell>
          <table:table-cell office:value-type="string">
            <text:p>15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5:27</text:p>
          </table:table-cell>
          <table:table-cell office:value-type="string">
            <text:p>15:31</text:p>
          </table:table-cell>
          <table:table-cell office:value-type="string">
            <text:p>15:37</text:p>
          </table:table-cell>
          <table:table-cell office:value-type="string">
            <text:p>15:42</text:p>
          </table:table-cell>
          <table:table-cell office:value-type="string">
            <text:p>15:43</text:p>
          </table:table-cell>
          <table:table-cell office:value-type="string">
            <text:p>15:49</text:p>
          </table:table-cell>
          <table:table-cell office:value-type="string">
            <text:p>15:50</text:p>
          </table:table-cell>
          <table:table-cell office:value-type="string">
            <text:p>15:55</text:p>
          </table:table-cell>
          <table:table-cell office:value-type="string">
            <text:p>16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6:27</text:p>
          </table:table-cell>
          <table:table-cell office:value-type="string">
            <text:p>16:31</text:p>
          </table:table-cell>
          <table:table-cell office:value-type="string">
            <text:p>16:37</text:p>
          </table:table-cell>
          <table:table-cell office:value-type="string">
            <text:p>16:42</text:p>
          </table:table-cell>
          <table:table-cell office:value-type="string">
            <text:p>16:43</text:p>
          </table:table-cell>
          <table:table-cell office:value-type="string">
            <text:p>16:49</text:p>
          </table:table-cell>
          <table:table-cell office:value-type="string">
            <text:p>16:50</text:p>
          </table:table-cell>
          <table:table-cell office:value-type="string">
            <text:p>16:55</text:p>
          </table:table-cell>
          <table:table-cell office:value-type="string">
            <text:p>17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7:27</text:p>
          </table:table-cell>
          <table:table-cell office:value-type="string">
            <text:p>17:31</text:p>
          </table:table-cell>
          <table:table-cell office:value-type="string">
            <text:p>17:37</text:p>
          </table:table-cell>
          <table:table-cell office:value-type="string">
            <text:p>17:42</text:p>
          </table:table-cell>
          <table:table-cell office:value-type="string">
            <text:p>17:43</text:p>
          </table:table-cell>
          <table:table-cell office:value-type="string">
            <text:p>17:49</text:p>
          </table:table-cell>
          <table:table-cell office:value-type="string">
            <text:p>17:50</text:p>
          </table:table-cell>
          <table:table-cell office:value-type="string">
            <text:p>17:55</text:p>
          </table:table-cell>
          <table:table-cell office:value-type="string">
            <text:p>18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8:27</text:p>
          </table:table-cell>
          <table:table-cell office:value-type="string">
            <text:p>18:31</text:p>
          </table:table-cell>
          <table:table-cell office:value-type="string">
            <text:p>18:37</text:p>
          </table:table-cell>
          <table:table-cell office:value-type="string">
            <text:p>18:42</text:p>
          </table:table-cell>
          <table:table-cell office:value-type="string">
            <text:p>18:43</text:p>
          </table:table-cell>
          <table:table-cell office:value-type="string">
            <text:p>18:49</text:p>
          </table:table-cell>
          <table:table-cell office:value-type="string">
            <text:p>18:50</text:p>
          </table:table-cell>
          <table:table-cell office:value-type="string">
            <text:p>18:55</text:p>
          </table:table-cell>
          <table:table-cell office:value-type="string">
            <text:p>19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19:27</text:p>
          </table:table-cell>
          <table:table-cell office:value-type="string">
            <text:p>19:31</text:p>
          </table:table-cell>
          <table:table-cell office:value-type="string">
            <text:p>19:37</text:p>
          </table:table-cell>
          <table:table-cell office:value-type="string">
            <text:p>19:42</text:p>
          </table:table-cell>
          <table:table-cell office:value-type="string">
            <text:p>19:43</text:p>
          </table:table-cell>
          <table:table-cell office:value-type="string">
            <text:p>19:49</text:p>
          </table:table-cell>
          <table:table-cell office:value-type="string">
            <text:p>19:50</text:p>
          </table:table-cell>
          <table:table-cell office:value-type="string">
            <text:p>19:55</text:p>
          </table:table-cell>
          <table:table-cell office:value-type="string">
            <text:p>20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20:27</text:p>
          </table:table-cell>
          <table:table-cell office:value-type="string">
            <text:p>20:31</text:p>
          </table:table-cell>
          <table:table-cell office:value-type="string">
            <text:p>20:37</text:p>
          </table:table-cell>
          <table:table-cell office:value-type="string">
            <text:p>20:42</text:p>
          </table:table-cell>
          <table:table-cell office:value-type="string">
            <text:p>20:43</text:p>
          </table:table-cell>
          <table:table-cell office:value-type="string">
            <text:p>20:49</text:p>
          </table:table-cell>
          <table:table-cell office:value-type="string">
            <text:p>20:50</text:p>
          </table:table-cell>
          <table:table-cell office:value-type="string">
            <text:p>20:55</text:p>
          </table:table-cell>
          <table:table-cell office:value-type="string">
            <text:p>21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21:27</text:p>
          </table:table-cell>
          <table:table-cell office:value-type="string">
            <text:p>21:31</text:p>
          </table:table-cell>
          <table:table-cell office:value-type="string">
            <text:p>21:37</text:p>
          </table:table-cell>
          <table:table-cell office:value-type="string">
            <text:p>21:42</text:p>
          </table:table-cell>
          <table:table-cell office:value-type="string">
            <text:p>21:43</text:p>
          </table:table-cell>
          <table:table-cell office:value-type="string">
            <text:p>21:49</text:p>
          </table:table-cell>
          <table:table-cell office:value-type="string">
            <text:p>21:50</text:p>
          </table:table-cell>
          <table:table-cell office:value-type="string">
            <text:p>21:55</text:p>
          </table:table-cell>
          <table:table-cell office:value-type="string">
            <text:p>22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5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22:27</text:p>
          </table:table-cell>
          <table:table-cell office:value-type="string">
            <text:p>22:31</text:p>
          </table:table-cell>
          <table:table-cell office:value-type="string">
            <text:p>22:37</text:p>
          </table:table-cell>
          <table:table-cell office:value-type="string">
            <text:p>22:42</text:p>
          </table:table-cell>
          <table:table-cell office:value-type="string">
            <text:p>22:43</text:p>
          </table:table-cell>
          <table:table-cell office:value-type="string">
            <text:p>22:49</text:p>
          </table:table-cell>
          <table:table-cell office:value-type="string">
            <text:p>22:50</text:p>
          </table:table-cell>
          <table:table-cell office:value-type="string">
            <text:p>22:55</text:p>
          </table:table-cell>
          <table:table-cell office:value-type="string">
            <text:p>23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23:30</text:p>
          </table:table-cell>
          <table:table-cell office:value-type="string">
            <text:p>23:35</text:p>
          </table:table-cell>
          <table:table-cell/>
          <table:table-cell office:value-type="string">
            <text:p>23:41</text:p>
          </table:table-cell>
          <table:table-cell office:value-type="string">
            <text:p>23:42</text:p>
          </table:table-cell>
          <table:table-cell office:value-type="string">
            <text:p>23:47</text:p>
          </table:table-cell>
          <table:table-cell office:value-type="string">
            <text:p>23:48</text:p>
          </table:table-cell>
          <table:table-cell office:value-type="string">
            <text:p>23:53</text:p>
          </table:table-cell>
          <table:table-cell office:value-type="string">
            <text:p>24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24:30</text:p>
          </table:table-cell>
          <table:table-cell office:value-type="string">
            <text:p>24:35</text:p>
          </table:table-cell>
          <table:table-cell/>
          <table:table-cell office:value-type="string">
            <text:p>24:41</text:p>
          </table:table-cell>
          <table:table-cell office:value-type="string">
            <text:p>24:42</text:p>
          </table:table-cell>
          <table:table-cell office:value-type="string">
            <text:p>24:47</text:p>
          </table:table-cell>
          <table:table-cell office:value-type="string">
            <text:p>24:48</text:p>
          </table:table-cell>
          <table:table-cell office:value-type="string">
            <text:p>24:53</text:p>
          </table:table-cell>
          <table:table-cell office:value-type="string">
            <text:p>25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25:30</text:p>
          </table:table-cell>
          <table:table-cell office:value-type="string">
            <text:p>25:35</text:p>
          </table:table-cell>
          <table:table-cell/>
          <table:table-cell office:value-type="string">
            <text:p>25:41</text:p>
          </table:table-cell>
          <table:table-cell office:value-type="string">
            <text:p>25:42</text:p>
          </table:table-cell>
          <table:table-cell office:value-type="string">
            <text:p>25:47</text:p>
          </table:table-cell>
          <table:table-cell office:value-type="string">
            <text:p>25:48</text:p>
          </table:table-cell>
          <table:table-cell office:value-type="string">
            <text:p>25:53</text:p>
          </table:table-cell>
          <table:table-cell office:value-type="string">
            <text:p>26: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443</text:p>
          </table:table-cell>
          <table:table-cell table:style-name="ce1" office:value-type="string">
            <text:p>E</text:p>
          </table:table-cell>
          <table:table-cell table:style-name="ce1" office:value-type="string">
            <text:p>SU – Goldstein</text:p>
          </table:table-cell>
          <table:table-cell office:value-type="string">
            <text:p>26:30</text:p>
          </table:table-cell>
          <table:table-cell office:value-type="string">
            <text:p>26:35</text:p>
          </table:table-cell>
          <table:table-cell/>
          <table:table-cell office:value-type="string">
            <text:p>26:41</text:p>
          </table:table-cell>
          <table:table-cell office:value-type="string">
            <text:p>26:42</text:p>
          </table:table-cell>
          <table:table-cell office:value-type="string">
            <text:p>26:47</text:p>
          </table:table-cell>
          <table:table-cell office:value-type="string">
            <text:p>26:48</text:p>
          </table:table-cell>
          <table:table-cell office:value-type="string">
            <text:p>26:53</text:p>
          </table:table-cell>
          <table:table-cell office:value-type="string">
            <text:p>26:55</text:p>
          </table:table-cell>
          <table:table-cell table:number-columns-repeated="101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00:1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df</meta:initial-creator>
    <meta:creation-date>2011-03-02T23:35:20</meta:creation-date>
    <dc:date>2011-03-03T00:15:28</dc:date>
    <dc:creator>p df</dc:creator>
    <meta:editing-duration>PT00H08M11S</meta:editing-duration>
    <meta:editing-cycles>1</meta:editing-cycles>
    <meta:document-statistic meta:table-count="3" meta:cell-count="685" meta:object-count="0"/>
    <meta:generator>OpenOffice.org/3.2$Unix OpenOffice.org_project/320m19$Build-9505</meta:generator>
  </office:meta>
</office:document-meta>
</file>